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2545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4.93183333333333cm"/>
    </style:style>
    <style:style style:name="co5" style:family="table-column">
      <style:table-column-properties fo:break-before="auto" style:column-width="4.84716666666667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Nasoka</text:p>
          </table:table-cell>
          <table:table-cell office:value-type="string" table:style-name="ce3">
            <text:p>//prazno</text:p>
          </table:table-cell>
          <table:table-cell office:value-type="string" table:style-name="ce3">
            <text:p>panchovskimgmail.com</text:p>
          </table:table-cell>
          <table:table-cell office:value-type="string" table:style-name="ce2">
            <text:p>panchovskim@gmail.com</text:p>
          </table:table-cell>
          <table:table-cell office:value-type="string" table:style-name="ce2">
            <text:p>panchovskim@gmailcom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-B</text:p>
          </table:table-cell>
          <table:table-cell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-L</text:p>
          </table:table-cell>
          <table:table-cell office:value-type="string" table:style-name="ce4">
            <text:p>*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4">
            <text:p>B-C</text:p>
          </table:table-cell>
          <table:table-cell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-L</text:p>
          </table:table-cell>
          <table:table-cell office:value-type="string" table:style-name="ce4">
            <text:p>*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office:value-type="string" table:style-name="ce4">
            <text:p>C-D</text:p>
          </table:table-cell>
          <table:table-cell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-E</text:p>
          </table:table-cell>
          <table:table-cell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-F</text:p>
          </table:table-cell>
          <table:table-cell table:number-columns-repeated="2"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-G</text:p>
          </table:table-cell>
          <table:table-cell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G-H</text:p>
          </table:table-cell>
          <table:table-cell table:number-columns-repeated="2" table:style-name="ce4"/>
          <table:table-cell office:value-type="string" table:style-name="ce4">
            <text:p>*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G-I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I-D</text:p>
          </table:table-cell>
          <table:table-cell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-J</text:p>
          </table:table-cell>
          <table:table-cell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J-K</text:p>
          </table:table-cell>
          <table:table-cell table:number-columns-repeated="2" table:style-name="ce4"/>
          <table:table-cell office:value-type="string" table:style-name="ce4">
            <text:p>*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style-name="ce4">
            <text:p>J-L</text:p>
          </table:table-cell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style-name="ce4"/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-J</text:p>
          </table:table-cell>
          <table:table-cell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F-G</text:p>
          </table:table-cell>
          <table:table-cell table:number-columns-repeated="2" table:style-name="ce4"/>
          <table:table-cell office:value-type="string" table:style-name="ce4">
            <text:p>*</text:p>
          </table:table-cell>
          <table:table-cell office:value-type="string" table:style-name="ce4">
            <text:p>*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nch</meta:initial-creator>
    <dc:creator>panchovskim99@gmail.com</dc:creator>
    <meta:creation-date>2009-04-16T11:32:48Z</meta:creation-date>
    <dc:date>2020-06-13T18:28:54Z</dc:date>
    <meta:editing-cycles>3</meta:editing-cycles>
    <meta:editing-duration>PT3165S</meta:editing-duration>
    <meta:user-defined meta:name="Info 1"/>
    <meta:user-defined meta:name="Info 2"/>
    <meta:user-defined meta:name="Info 3"/>
    <meta:user-defined meta:name="Info 4"/>
  </office:meta>
</office:document-meta>
</file>